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EE0000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T3" style:parent-style-name="Hyperlink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5" style:parent-style-name="Hyperlink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LAB 1 – Bùi Tuấn Anh – TH02334 – ITA105</text:p>
      <text:p text:style-name="P2">Link Github:</text:p>
      <text:p text:style-name="Normal"><text:a xlink:href="https://github.com/buituananh-code/Lab-ti-n-x--l--d--li-u" office:target-frame-name="_top" xlink:show="replace"><text:span text:style-name="T3">https://github.com/buituananh-code/Lab-ti-n-x--l--d--li-u</text:span></text:a></text:p>
      <text:p text:style-name="P4">Link Tiktok :</text:p>
      <text:p text:style-name="Normal"><text:a xlink:href="https://www.tiktok.com/@ketalonlon_code/video/7617415760708685063?is_from_webapp=1&amp;sender_device=pc&amp;web_id=7617412452095002130" office:target-frame-name="_top" xlink:show="replace"><text:span text:style-name="T5">https://www.tiktok.com/@ketalonlon_code/video/7617415760708685063?is_from_webapp=1&amp;sender_device=pc&amp;web_id=7617412452095002130</text:span></text:a>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guoi o tren la vo cua Bui Tuan Anh</meta:initial-creator>
    <dc:creator>nguoi o tren la vo cua Bui Tuan Anh</dc:creator>
    <meta:creation-date>2026-03-15T09:46:00Z</meta:creation-date>
    <dc:date>2026-03-15T09:50:00Z</dc:date>
    <meta:template xlink:href="Normal" xlink:type="simple"/>
    <meta:editing-cycles>1</meta:editing-cycles>
    <meta:editing-duration>PT240S</meta:editing-duration>
    <meta:document-statistic meta:page-count="1" meta:paragraph-count="1" meta:word-count="69" meta:character-count="465" meta:row-count="3" meta:non-whitespace-character-count="397"/>
  </office:meta>
</office:document-meta>
</file>